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17.776cm" svg:y="3.2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17.776cm" svg:y="7.0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684cm" svg:y1="7.023cm" svg:x2="18.684cm" svg:y2="4.946cm" draw:start-shape="id1" draw:start-glue-point="4" draw:end-shape="id2" draw:end-glue-point="8" svg:d="M18684 7023v-2077" svg:viewBox="0 0 1 2078">
          <text:p text:style-name="P1">1 <text:s text:c="2"/></text:p>
        </draw:connector>
        <draw:connector draw:style-name="gr3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ustom-shape draw:style-name="gr2" draw:text-style-name="P2" xml:id="id7" draw:id="id7" draw:layer="layout" svg:width="1.815cm" svg:height="1.723cm" svg:x="11.507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815cm" svg:height="1.723cm" svg:x="15.507cm" svg:y="14.96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22cm" svg:y1="15.83cm" svg:x2="15.507cm" svg:y2="15.83cm" draw:start-shape="id7" draw:start-glue-point="10" draw:end-shape="id8" draw:end-glue-point="6" svg:d="M13322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9.238cm" svg:y="15.199cm">
          <draw:text-box>
            <text:p><text:span text:style-name="T2">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38:47.110350265</dc:date>
    <dc:creator>elucterio </dc:creator>
    <meta:editing-duration>PT2H49M29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